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draw:auto-grow-height="true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fo:font-family="Arial" style:font-family-generic="roman" style:font-pitch="variable" style:font-family-asian="Arial" style:font-family-generic-asian="roman" style:font-pitch-asian="variable" style:font-family-complex="Arial" style:font-family-generic-complex="roman" style:font-pitch-complex="variable"/>
    </style:style>
    <style:style style:name="P2" style:family="paragraph">
      <style:text-properties fo:font-size="20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family="Arial" style:font-family-generic="roman" style:font-pitch="variable" style:font-family-asian="Arial" style:font-family-generic-asian="roman" style:font-pitch-asian="variable" style:font-family-complex="Arial" style:font-family-generic-complex="roman" style:font-pitch-complex="variable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family="Arial" style:font-family-generic="roman" style:font-pitch="variable" style:font-family-asian="Arial" style:font-family-generic-asian="roman" style:font-pitch-asian="variable" style:font-family-complex="Arial" style:font-family-generic-complex="roman" style:font-pitch-complex="variable"/>
    </style:style>
    <style:style style:name="T6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<text:span text:style-name="T1">Mongoose 3.6 Tricks, Tips, and Gotchas</text:span></text:p>
            <text:p><text:span text:style-name="T1"/></text:p>
            <text:p><text:span text:style-name="T2">Dave Kell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ongoose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MongoDB ORM for NodeJS</text:p>
              </text:list-item>
              <text:list-item>
                <text:p>Powerful, structured support for interaction with MongoDB</text:p>
                <text:list>
                  <text:list-item>
                    <text:p>Schemas, setters/getters, validation, triggered actions, calculated properties, plugins</text:p>
                  </text:list-item>
                </text:list>
              </text:list-item>
              <text:list-item>
                <text:p>Useful resources:</text:p>
                <text:list>
                  <text:list-item>
                    <text:p>http://mongoosejs.com/</text:p>
                  </text:list-item>
                  <text:list-item>
                    <text:p>https://github.com/LearnBoost/mongoo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Tips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Built-in/custom validation can prevent redundant code in controllers</text:p>
              </text:list-item>
              <text:list-item>
                <text:p>Virtual fields help keep calculated properties DRY</text:p>
              </text:list-item>
              <text:list-item>
                <text:p>“Populate” document fields to imitate joins at the application level</text:p>
              </text:list-item>
              <text:list-item>
                <text:p>Explore plugins – often useful for tying in external resources and additional functionalit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ricks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Override default JSON/object representation</text:p>
                <text:list>
                  <text:list-item>
                    <text:p>Useful for keeping sensitive fields out of API</text:p>
                  </text:list-item>
                </text:list>
              </text:list-item>
              <text:list-item>
                <text:p><text:span text:style-name="T3">Use middleware to handle relational </text:span>dependencies</text:p>
                <text:list>
                  <text:list-item>
                    <text:p><text:span text:style-name="T3">Application logic for SQL's “on </text:span><text:span text:style-name="T4">X</text:span> cascade”</text:p>
                  </text:list-item>
                </text:list>
              </text:list-item>
              <text:list-item>
                <text:p text:style-name="P1">Take advantage of ObjectId data</text:p>
                <text:list>
                  <text:list-item>
                    <text:p><text:span text:style-name="T5">Get timestamp with </text:span><text:span text:style-name="T4">_id.getTimestamp()</text:span></text:p>
                  </text:list-item>
                  <text:list-item>
                    <text:p>ObjectId sort order respects insertion tim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Gotchas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Functionality adds performance overhead</text:p>
                <text:list>
                  <text:list-item>
                    <text:p>Can use <text:span text:style-name="T4">lean</text:span><text:span text:style-name="T6"> to query documents without additional overhead</text:span></text:p>
                  </text:list-item>
                  <text:list-item>
                    <text:p><text:span text:style-name="T6">Can limit projection by selecting only required fields</text:span></text:p>
                  </text:list-item>
                  <text:list-item>
                    <text:p><text:span text:style-name="T6">Collection-wide operations do not use Mongoose features</text:span></text:p>
                  </text:list-item>
                </text:list>
              </text:list-item>
              <text:list-item>
                <text:p><text:span text:style-name="T6">“</text:span><text:span text:style-name="T6">Populated” documents behave as regular objects, not mongoose documents</text:span></text:p>
                <text:list>
                  <text:list-item>
                    <text:p><text:span text:style-name="T6">Eliminates virtuals, methods, custom representations</text:span></text:p>
                  </text:list-item>
                </text:list>
              </text:list-item>
              <text:list-item>
                <text:p><text:span text:style-name="T6">Validation errors thrown on save</text:span></text:p>
                <text:list>
                  <text:list-item>
                    <text:p><text:span text:style-name="T6">Need to manually determine error type to respond to client appropriately</text:span></text:p>
                  </text:list-item>
                </text:list>
              </text:list-item>
              <text:list-item>
                <text:p><text:span text:style-name="T6">Strict schema prevents adding properties on the fly</text:span></text:p>
                <text:list>
                  <text:list-item>
                    <text:p><text:span text:style-name="T6">Use </text:span><text:span text:style-name="T4">toObject</text:span><text:span text:style-name="T6"> before adding properties for an API respons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Example Project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User login/comments system</text:p>
              </text:list-item>
              <text:list-item>
                <text:p><text:a xlink:href="https://github.com/dmkelly/mongoose-tips" xlink:type="simple">https://github.com/dmkelly/mongoose-tips</text:a></text:p>
              </text:list-item>
              <text:list-item>
                <text:p>Demonstrates</text:p>
                <text:list>
                  <text:list-item>
                    <text:p>Virtuals</text:p>
                  </text:list-item>
                  <text:list-item>
                    <text:p>“Pre” Middleware</text:p>
                  </text:list-item>
                  <text:list-item>
                    <text:p>Setters</text:p>
                  </text:list-item>
                  <text:list-item>
                    <text:p>Built-in Validation</text:p>
                  </text:list-item>
                  <text:list-item>
                    <text:p>ObjectId sorting/date calculation</text:p>
                  </text:list-item>
                  <text:list-item>
                    <text:p>Error handl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6-24T16:19:34</meta:creation-date>
    <dc:date>2013-06-25T11:13:02</dc:date>
    <meta:editing-duration>PT33M30S</meta:editing-duration>
    <meta:editing-cycles>6</meta:editing-cycles>
    <meta:generator>LibreOffice/4.0.0.3$MacOSX_x86 LibreOffice_project/53fd80e80f44edd735c18dbc5b6cde811e0a15c</meta:generator>
    <meta:document-statistic meta:object-count="44"/>
  </office:meta>
</office:document-meta>
</file>